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ìnhthường" style:master-page-name="MP0" style:family="paragraph">
      <style:paragraph-properties fo:break-before="page"/>
    </style:style>
    <style:style style:name="P2" style:parent-style-name="Bìnhthường" style:family="paragraph">
      <style:paragraph-properties fo:margin-left="0.5in">
        <style:tab-stops/>
      </style:paragraph-properties>
    </style:style>
    <style:style style:name="P3" style:parent-style-name="Bìnhthường" style:family="paragraph">
      <style:paragraph-properties fo:margin-left="0.5in">
        <style:tab-stops/>
      </style:paragraph-properties>
    </style:style>
    <style:style style:name="P4" style:parent-style-name="Bìnhthường" style:family="paragraph">
      <style:paragraph-properties fo:margin-left="0.5in">
        <style:tab-stops/>
      </style:paragraph-properties>
    </style:style>
    <style:style style:name="P5" style:parent-style-name="Bìnhthường" style:family="paragraph">
      <style:paragraph-properties fo:margin-left="0.5in">
        <style:tab-stops/>
      </style:paragraph-properties>
    </style:style>
    <style:style style:name="P6" style:parent-style-name="Bìnhthường" style:family="paragraph">
      <style:paragraph-properties fo:margin-left="0.5in">
        <style:tab-stops/>
      </style:paragraph-properties>
    </style:style>
    <style:style style:name="P7" style:parent-style-name="Bìnhthường" style:family="paragraph">
      <style:paragraph-properties fo:margin-left="0.5in">
        <style:tab-stops/>
      </style:paragraph-properties>
    </style:style>
    <style:style style:name="P8" style:parent-style-name="Bìnhthường" style:family="paragraph">
      <style:paragraph-properties fo:margin-left="0.5in">
        <style:tab-stops/>
      </style:paragraph-properties>
    </style:style>
    <style:style style:name="P9" style:parent-style-name="Bìnhthường" style:family="paragraph">
      <style:paragraph-properties fo:margin-left="0.5in">
        <style:tab-stops/>
      </style:paragraph-properties>
    </style:style>
    <style:style style:name="P10" style:parent-style-name="Bìnhthường" style:family="paragraph">
      <style:paragraph-properties fo:margin-left="0.5in">
        <style:tab-stops/>
      </style:paragraph-properties>
    </style:style>
    <style:style style:name="P11" style:parent-style-name="Bìnhthường" style:family="paragraph">
      <style:paragraph-properties fo:margin-left="0.5in">
        <style:tab-stops/>
      </style:paragraph-properties>
    </style:style>
    <style:style style:name="T12" style:parent-style-name="Phôngmặcđịnhcủađoạnvăn" style:family="text">
      <style:text-properties fo:language="vi" fo:country="VN"/>
    </style:style>
    <style:style style:name="TableColumn14" style:family="table-column">
      <style:table-column-properties style:column-width="2.0868in"/>
    </style:style>
    <style:style style:name="TableColumn15" style:family="table-column">
      <style:table-column-properties style:column-width="2.0868in"/>
    </style:style>
    <style:style style:name="TableColumn16" style:family="table-column">
      <style:table-column-properties style:column-width="2.0875in"/>
    </style:style>
    <style:style style:name="Table13" style:family="table">
      <style:table-properties style:width="6.261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Bìnhthường" style:family="paragraph">
      <style:paragraph-properties fo:margin-bottom="0in" fo:line-height="100%"/>
      <style:text-properties fo:language="vi" fo:country="V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Bìnhthường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Bìnhthường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Bìnhthường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Bìnhthường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Bìnhthường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Bìnhthường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Bìnhthường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Bìnhthường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Bìnhthường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Bìnhthường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Bìnhthường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Bìnhthường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Bìnhthường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Bìnhthường" style:family="paragraph">
      <style:paragraph-properties fo:margin-bottom="0in" fo:line-height="100%"/>
    </style:style>
    <style:style style:name="P52" style:parent-style-name="Bìnhthường" style:family="paragraph">
      <style:text-properties fo:language="vi" fo:country="VN"/>
    </style:style>
    <style:style style:name="P53" style:parent-style-name="Bìnhthường" style:list-style-name="LFO3" style:family="paragraph"/>
    <style:style style:name="P54" style:parent-style-name="Bìnhthường" style:list-style-name="LFO3" style:family="paragraph"/>
  </office:automatic-styles>
  <office:body>
    <office:text text:use-soft-page-breaks="true">
      <text:p text:style-name="P1">Giải pháp 1 – ALTER trực tiếp</text:p>
      <text:p text:style-name="P2">ALTER TABLE Users</text:p>
      <text:p text:style-name="P3">MODIFY Phone VARCHAR(15);</text:p>
      <text:p text:style-name="Bìnhthường">Giải pháp 2 – Thêm cột mới + migrate</text:p>
      <text:p text:style-name="P4">ALTER TABLE Users ADD Phone_new VARCHAR(15);</text:p>
      <text:p text:style-name="P5"/>
      <text:p text:style-name="P6">UPDATE Users</text:p>
      <text:p text:style-name="P7">SET Phone_new = CAST(Phone AS VARCHAR);</text:p>
      <text:p text:style-name="P8"/>
      <text:p text:style-name="P9">-- sau đó:</text:p>
      <text:p text:style-name="P10">ALTER TABLE Users DROP COLUMN Phone;</text:p>
      <text:p text:style-name="P11">ALTER TABLE Users CHANGE Phone_new Phone VARCHAR(15);</text:p>
      <text:p text:style-name="Bìnhthường"/>
      <text:p text:style-name="Bìnhthường">So<text:span text:style-name="T12"><text:s/>sánh 2 cách<text:s/>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ALTER trực tiếp</text:p>
          </table:table-cell>
          <table:table-cell table:style-name="TableCell22">
            <text:p text:style-name="P23">Thêm cột mới + migrate</text:p>
          </table:table-cell>
        </table:table-row>
        <table:table-row table:style-name="TableRow24">
          <table:table-cell table:style-name="TableCell25">
            <text:p text:style-name="P26">Đơn giản</text:p>
          </table:table-cell>
          <table:table-cell table:style-name="TableCell27">
            <text:p text:style-name="P28">Rất nhanh, ít code</text:p>
          </table:table-cell>
          <table:table-cell table:style-name="TableCell29">
            <text:p text:style-name="P30">Phức tạp hơn</text:p>
          </table:table-cell>
        </table:table-row>
        <table:table-row table:style-name="TableRow31">
          <table:table-cell table:style-name="TableCell32">
            <text:p text:style-name="P33">Downtime</text:p>
          </table:table-cell>
          <table:table-cell table:style-name="TableCell34">
            <text:p text:style-name="P35">Có thể lock bảng (nguy hiểm với 2 triệu record)</text:p>
          </table:table-cell>
          <table:table-cell table:style-name="TableCell36">
            <text:p text:style-name="P37">Ít ảnh hưởng hơn nếu làm từng bước</text:p>
          </table:table-cell>
        </table:table-row>
        <table:table-row table:style-name="TableRow38">
          <table:table-cell table:style-name="TableCell39">
            <text:p text:style-name="P40">An toàn dữ liệu</text:p>
          </table:table-cell>
          <table:table-cell table:style-name="TableCell41">
            <text:p text:style-name="P42">Rủi ro nếu lỗi giữa chừng</text:p>
          </table:table-cell>
          <table:table-cell table:style-name="TableCell43">
            <text:p text:style-name="P44">An toàn hơn (còn dữ liệu cũ để rollback)</text:p>
          </table:table-cell>
        </table:table-row>
        <table:table-row table:style-name="TableRow45">
          <table:table-cell table:style-name="TableCell46">
            <text:p text:style-name="P47">Hiệu suất</text:p>
          </table:table-cell>
          <table:table-cell table:style-name="TableCell48">
            <text:p text:style-name="P49">Nặng, có thể gây chậm hệ thống</text:p>
          </table:table-cell>
          <table:table-cell table:style-name="TableCell50">
            <text:p text:style-name="P51">Có thể chia batch, kiểm soát tốt</text:p>
          </table:table-cell>
        </table:table-row>
      </table:table>
      <text:p text:style-name="P52"/>
      <text:p text:style-name="Bìnhthường">Chốt giải pháp</text:p>
      <text:p text:style-name="Bìnhthường">Không nên dùng ALTER trực tiếp vì:</text:p>
      <text:list text:style-name="LFO3" text:continue-numbering="true">
        <text:list-item>
          <text:p text:style-name="P53">Bảng lớn (2 triệu record)<text:s/></text:p>
        </text:list-item>
        <text:list-item>
          <text:p text:style-name="P54">Có nguy cơ lock bảng → sập hệ thống<text:s/></text:p>
        </text:list-item>
      </text:list>
      <text:p text:style-name="Bìnhthường">=&gt; Chọn giải pháp thêm cột mới + migrate để an toàn.</text:p>
      <text:p text:style-name="Bìnhthườ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BS" style:language-asian="en" style:country-asian="US" style:language-complex="ar" style:country-complex="SA" style:text-combine="none" fo:hyphenate="true"/>
    </style:default-style>
    <style:style style:name="Đầuđề1" style:display-name="Đầu đề 1" style:family="paragraph" style:parent-style-name="Bìnhthường" style:next-style-name="Bìnhthường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Đầuđề2" style:display-name="Đầu đề 2" style:family="paragraph" style:parent-style-name="Bìnhthường" style:next-style-name="Bìnhthường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Đầuđề3" style:display-name="Đầu đề 3" style:family="paragraph" style:parent-style-name="Bìnhthường" style:next-style-name="Bìnhthường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Đầuđề4" style:display-name="Đầu đề 4" style:family="paragraph" style:parent-style-name="Bìnhthường" style:next-style-name="Bìnhthường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Đầuđề5" style:display-name="Đầu đề 5" style:family="paragraph" style:parent-style-name="Bìnhthường" style:next-style-name="Bìnhthường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Đầuđề6" style:display-name="Đầu đề 6" style:family="paragraph" style:parent-style-name="Bìnhthường" style:next-style-name="Bìnhthường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Đầuđề7" style:display-name="Đầu đề 7" style:family="paragraph" style:parent-style-name="Bìnhthường" style:next-style-name="Bìnhthường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Đầuđề8" style:display-name="Đầu đề 8" style:family="paragraph" style:parent-style-name="Bìnhthường" style:next-style-name="Bìnhthường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Đầuđề9" style:display-name="Đầu đề 9" style:family="paragraph" style:parent-style-name="Bìnhthường" style:next-style-name="Bìnhthường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Đầuđề1Char" style:display-name="Đầu đề 1 Char" style:family="text" style:parent-style-name="Phôngmặcđịnhcủađoạnvăn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Đầuđề2Char" style:display-name="Đầu đề 2 Char" style:family="text" style:parent-style-name="Phôngmặcđịnhcủađoạnvăn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Đầuđề3Char" style:display-name="Đầu đề 3 Char" style:family="text" style:parent-style-name="Phôngmặcđịnhcủađoạnvăn">
      <style:text-properties style:font-name-asian="Times New Roman" style:font-name-complex="Times New Roman" fo:color="#0F4761" fo:font-size="14pt" style:font-size-asian="14pt" style:font-size-complex="14pt"/>
    </style:style>
    <style:style style:name="Đầuđề4Char" style:display-name="Đầu đề 4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0F4761"/>
    </style:style>
    <style:style style:name="Đầuđề5Char" style:display-name="Đầu đề 5 Char" style:family="text" style:parent-style-name="Phôngmặcđịnhcủađoạnvăn">
      <style:text-properties style:font-name-asian="Times New Roman" style:font-name-complex="Times New Roman" fo:color="#0F4761"/>
    </style:style>
    <style:style style:name="Đầuđề6Char" style:display-name="Đầu đề 6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595959"/>
    </style:style>
    <style:style style:name="Đầuđề7Char" style:display-name="Đầu đề 7 Char" style:family="text" style:parent-style-name="Phôngmặcđịnhcủađoạnvăn">
      <style:text-properties style:font-name-asian="Times New Roman" style:font-name-complex="Times New Roman" fo:color="#595959"/>
    </style:style>
    <style:style style:name="Đầuđề8Char" style:display-name="Đầu đề 8 Char" style:family="text" style:parent-style-name="Phôngmặcđịnhcủađoạnvăn">
      <style:text-properties style:font-name-asian="Times New Roman" style:font-name-complex="Times New Roman" fo:font-style="italic" style:font-style-asian="italic" style:font-style-complex="italic" fo:color="#272727"/>
    </style:style>
    <style:style style:name="Đầuđề9Char" style:display-name="Đầu đề 9 Char" style:family="text" style:parent-style-name="Phôngmặcđịnhcủađoạnvăn">
      <style:text-properties style:font-name-asian="Times New Roman" style:font-name-complex="Times New Roman" fo:color="#272727"/>
    </style:style>
    <style:style style:name="Tiêuđề" style:display-name="Tiêu đề" style:family="paragraph" style:parent-style-name="Bìnhthường" style:next-style-name="Bìnhthường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êuđềChar" style:display-name="Tiêu đề Char" style:family="text" style:parent-style-name="Phôngmặcđịnhcủađoạnvăn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Tiêuđềphụ" style:display-name="Tiêu đề phụ" style:family="paragraph" style:parent-style-name="Bìnhthường" style:next-style-name="Bìnhthường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TiêuđềphụChar" style:display-name="Tiêu đề phụ Char" style:family="text" style:parent-style-name="Phôngmặcđịnhcủađoạnvăn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ờitríchdẫn" style:display-name="Lời trích dẫn" style:family="paragraph" style:parent-style-name="Bìnhthường" style:next-style-name="Bìnhthường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ờitríchdẫnChar" style:display-name="Lời trích dẫn Char" style:family="text" style:parent-style-name="Phôngmặcđịnhcủađoạnvăn">
      <style:text-properties fo:font-style="italic" style:font-style-asian="italic" style:font-style-complex="italic" fo:color="#404040"/>
    </style:style>
    <style:style style:name="ĐoạncủaDanhsách" style:display-name="Đoạn của Danh sách" style:family="paragraph" style:parent-style-name="Bìnhthường">
      <style:paragraph-properties style:contextual-spacing="true" fo:margin-left="0.5in">
        <style:tab-stops/>
      </style:paragraph-properties>
      <style:text-properties fo:hyphenate="false"/>
    </style:style>
    <style:style style:name="NhấnmạnhThêm" style:display-name="Nhấn mạnh Thêm" style:family="text" style:parent-style-name="Phôngmặcđịnhcủađoạnvăn">
      <style:text-properties fo:font-style="italic" style:font-style-asian="italic" style:font-style-complex="italic" fo:color="#0F4761"/>
    </style:style>
    <style:style style:name="NháyképĐậm" style:display-name="Nháy kép Đậm" style:family="paragraph" style:parent-style-name="Bìnhthường" style:next-style-name="Bìnhthường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háyképĐậmChar" style:display-name="Nháy kép Đậm Char" style:family="text" style:parent-style-name="Phôngmặcđịnhcủađoạnvăn">
      <style:text-properties fo:font-style="italic" style:font-style-asian="italic" style:font-style-complex="italic" fo:color="#0F4761"/>
    </style:style>
    <style:style style:name="ThamchiếuNhấnmạnh" style:display-name="Tham chiếu Nhấn mạnh" style:family="text" style:parent-style-name="Phôngmặcđịnhcủađoạnvăn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c nguyengiahuy</meta:initial-creator>
    <dc:creator>lac nguyengiahuy</dc:creator>
    <meta:creation-date>2026-04-22T10:51:00Z</meta:creation-date>
    <dc:date>2026-04-22T10:56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24" meta:character-count="833" meta:row-count="5" meta:non-whitespace-character-count="710"/>
  </office:meta>
</office:document-meta>
</file>